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5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9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2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1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2">
            <calcext:condition calcext:apply-style-name="Error" calcext:value="duplicate" calcext:base-cell-address="list.B3"/>
          </calcext:conditional-format>
          <calcext:conditional-format calcext:target-range-address="list.C3:list.C312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2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2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2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2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2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2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2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2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2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2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2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2"/>
          <table:table-cell table:style-name="ce175"/>
          <table:table-cell table:style-name="ce102" table:number-columns-repeated="2"/>
          <table:covered-table-cell table:style-name="ce102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2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2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2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2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2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2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2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2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2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2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2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2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2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2" table:number-columns-repeated="2"/>
          <table:table-cell table:style-name="ce102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2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2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2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2"/>
          <table:table-cell table:style-name="ce102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2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2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2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2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BUSAN SANAI GAMES( 캐나다 회사 )</text:p>
          </table:table-cell>
          <table:table-cell table:style-name="ce102"/>
          <table:table-cell table:style-name="ce157" office:value-type="string" calcext:value-type="string">
            <text:p>캐나다</text:p>
          </table:table-cell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2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2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2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2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2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2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2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2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2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2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2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2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2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2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2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2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2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2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2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2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2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2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2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2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2" office:value-type="string" calcext:value-type="string">
            <text:p>Discord: 데크크래프트#4923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Dandyli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arong Studio</text:p>
          </table:table-cell>
          <table:table-cell table:style-name="ce102"/>
          <table:table-cell table:style-name="ce157" office:value-type="string" calcext:value-type="string">
            <text:p>경기도 성남시 분당구 성남대로</text:p>
          </table:table-cell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2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2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02"/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2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2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2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02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2"/>
          <table:table-cell table:style-name="ce157" office:value-type="string" calcext:value-type="string">
            <text:p>경기도 용인시 수지구 신수로</text:p>
          </table:table-cell>
          <table:table-cell table:style-name="ce165" table:number-columns-repeated="2"/>
          <table:table-cell table:style-name="ce102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2"/>
          <table:table-cell table:style-name="ce157" office:value-type="string" calcext:value-type="string">
            <text:p>부산광역시 사상구 주례로</text:p>
          </table:table-cell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2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2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2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2" table:number-columns-repeated="2"/>
          <table:table-cell table:style-name="ce102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2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2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2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2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2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2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2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2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2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2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2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2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2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2"/>
          <table:table-cell table:style-name="ce102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2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2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2" table:number-columns-repeated="2"/>
          <table:table-cell table:style-name="ce102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2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2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2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2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2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2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2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2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2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2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2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2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2"/>
          <table:table-cell table:style-name="ce175"/>
          <table:table-cell table:style-name="ce102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2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2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2" office:value-type="string" calcext:value-type="string">
            <text:p><text:a xlink:href="https://twitter.com/LeeBbunsik" xlink:type="simple">https://twitter.com/LeeBbunsik</text:a></text:p>
          </table:table-cell>
          <table:table-cell table:style-name="ce102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2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2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2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2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2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2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2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2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2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2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2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2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2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2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2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2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2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2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2"/>
          <table:table-cell table:style-name="ce102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2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2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2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02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2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2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2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2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2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2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2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2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2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2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2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2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2" office:value-type="string" calcext:value-type="string">
            <text:p><text:a xlink:href="https://twitter.com/REDRAY_dev" xlink:type="simple">https://twitter.com/REDRAY_dev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82"/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2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2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2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2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2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2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2"/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2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2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2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2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2" office:value-type="string" calcext:value-type="string">
            <text:p><text:a xlink:href="https://twitter.com/Studio_Ly" xlink:type="simple">https://twitter.com/Studio_Ly</text:a>_</text:p>
          </table:table-cell>
          <table:table-cell table:style-name="ce102" office:value-type="string" calcext:value-type="string">
            <text:p><text:a xlink:href="https://twitter.com/lychoi2000" xlink:type="simple">https://twitter.com/lychoi2000</text:a></text:p>
          </table:table-cell>
          <table:table-cell table:style-name="ce102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2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2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2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2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2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2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2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2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2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2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2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2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2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2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2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2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2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2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2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2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2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2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2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2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2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2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2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2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2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2"/>
          <table:table-cell table:style-name="ce175"/>
          <table:table-cell table:style-name="ce102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2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2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2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2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2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2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2" office:value-type="string" calcext:value-type="string">
            <text:p><text:a xlink:href="https://twitter.com/vonasoft7" xlink:type="simple">https://twitter.com/vonasoft7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2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2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2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2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2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2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2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9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2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58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1:list.C292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1">00/00/0000</text:date>, <text:time style:data-style-name="N2" text:time-value="09:55:14.45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1T10:22:34.828000000</dc:date>
    <meta:editing-duration>P2DT13H55M51S</meta:editing-duration>
    <meta:editing-cycles>1018</meta:editing-cycles>
    <meta:document-statistic meta:table-count="4" meta:cell-count="3336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